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CMU Serif"/>
    </style:style>
    <style:style style:name="P3" style:family="paragraph" style:parent-style-name="Standard">
      <style:text-properties style:font-name="CMU Serif" fo:font-weight="bold" style:font-weight-asian="bold" style:font-weight-complex="bold"/>
    </style:style>
    <style:style style:name="P4" style:family="paragraph" style:parent-style-name="Standard">
      <style:text-properties style:font-name="CMU Serif" fo:font-weight="normal" style:font-weight-asian="normal" style:font-weight-complex="normal"/>
    </style:style>
    <style:style style:name="P5" style:family="paragraph" style:parent-style-name="Standard" style:list-style-name="L1">
      <style:text-properties style:font-name="CMU Serif"/>
    </style:style>
    <style:style style:name="P6" style:family="paragraph" style:parent-style-name="Standard" style:list-style-name="L2">
      <style:text-properties style:font-name="CMU Serif" officeooo:paragraph-rsid="0043e530"/>
    </style:style>
    <style:style style:name="P7" style:family="paragraph" style:parent-style-name="Standard" style:list-style-name="L2">
      <style:text-properties style:font-name="CMU Serif" officeooo:paragraph-rsid="004cb282"/>
    </style:style>
    <style:style style:name="P8" style:family="paragraph" style:parent-style-name="Standard" style:list-style-name="L2">
      <style:text-properties style:font-name="CMU Serif" fo:font-weight="normal" officeooo:rsid="0043775c" officeooo:paragraph-rsid="0059d7cd" style:font-weight-asian="normal" style:font-weight-complex="normal"/>
    </style:style>
    <style:style style:name="P9" style:family="paragraph" style:parent-style-name="Standard" style:list-style-name="L2">
      <style:text-properties style:font-name="CMU Serif" fo:font-weight="normal" officeooo:rsid="004cb282" officeooo:paragraph-rsid="004cb282" style:font-weight-asian="normal" style:font-weight-complex="normal"/>
    </style:style>
    <style:style style:name="T1" style:family="text">
      <style:text-properties officeooo:rsid="0041d3de"/>
    </style:style>
    <style:style style:name="T2" style:family="text">
      <style:text-properties fo:font-weight="normal" style:font-weight-asian="normal" style:font-weight-complex="normal"/>
    </style:style>
    <style:style style:name="T3" style:family="text">
      <style:text-properties fo:font-weight="normal" officeooo:rsid="0037a54c" style:font-weight-asian="normal" style:font-weight-complex="normal"/>
    </style:style>
    <style:style style:name="T4" style:family="text">
      <style:text-properties fo:font-weight="normal" officeooo:rsid="0043e530" style:font-weight-asian="normal" style:font-weight-complex="normal"/>
    </style:style>
    <style:style style:name="T5" style:family="text">
      <style:text-properties fo:font-weight="normal" officeooo:rsid="0043ebce" style:font-weight-asian="normal" style:font-weight-complex="normal"/>
    </style:style>
    <style:style style:name="T6" style:family="text">
      <style:text-properties fo:font-weight="normal" officeooo:rsid="0044fc54" style:font-weight-asian="normal" style:font-weight-complex="normal"/>
    </style:style>
    <style:style style:name="T7" style:family="text">
      <style:text-properties fo:font-weight="normal" officeooo:rsid="00455649" style:font-weight-asian="normal" style:font-weight-complex="normal"/>
    </style:style>
    <style:style style:name="T8" style:family="text">
      <style:text-properties fo:font-weight="normal" officeooo:rsid="00481287" style:font-weight-asian="normal" style:font-weight-complex="normal"/>
    </style:style>
    <style:style style:name="T9" style:family="text">
      <style:text-properties fo:font-weight="normal" officeooo:rsid="004a65cb" style:font-weight-asian="normal" style:font-weight-complex="normal"/>
    </style:style>
    <style:style style:name="T10" style:family="text">
      <style:text-properties fo:font-weight="normal" officeooo:rsid="004b603f" style:font-weight-asian="normal" style:font-weight-complex="normal"/>
    </style:style>
    <style:style style:name="T11" style:family="text">
      <style:text-properties fo:font-weight="normal" officeooo:rsid="004b6235" style:font-weight-asian="normal" style:font-weight-complex="normal"/>
    </style:style>
    <style:style style:name="T12" style:family="text">
      <style:text-properties fo:font-weight="normal" officeooo:rsid="004cb282" style:font-weight-asian="normal" style:font-weight-complex="normal"/>
    </style:style>
    <style:style style:name="T13" style:family="text">
      <style:text-properties fo:font-weight="normal" officeooo:rsid="004e052c" style:font-weight-asian="normal" style:font-weight-complex="normal"/>
    </style:style>
    <style:style style:name="T14" style:family="text">
      <style:text-properties fo:font-weight="normal" officeooo:rsid="004e6614" style:font-weight-asian="normal" style:font-weight-complex="normal"/>
    </style:style>
    <style:style style:name="T15" style:family="text">
      <style:text-properties fo:font-weight="normal" officeooo:rsid="005207d4" style:font-weight-asian="normal" style:font-weight-complex="normal"/>
    </style:style>
    <style:style style:name="T16" style:family="text">
      <style:text-properties fo:font-weight="normal" officeooo:rsid="0056bc3d" style:font-weight-asian="normal" style:font-weight-complex="normal"/>
    </style:style>
    <style:style style:name="T17" style:family="text">
      <style:text-properties fo:font-weight="normal" officeooo:rsid="00580cff"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33b5c5" style:font-weight-asian="bold" style:font-weight-complex="bold"/>
    </style:style>
    <style:style style:name="T20" style:family="text">
      <style:text-properties fo:font-weight="bold" officeooo:rsid="004e052c" style:font-weight-asian="bold" style:font-weight-complex="bold"/>
    </style:style>
    <style:style style:name="T21" style:family="text">
      <style:text-properties fo:font-weight="bold" officeooo:rsid="00580cff" style:font-weight-asian="bold" style:font-weight-complex="bold"/>
    </style:style>
    <style:style style:name="T22" style:family="text">
      <style:text-properties fo:font-weight="bold" officeooo:rsid="0059d7cd" style:font-weight-asian="bold" style:font-weight-complex="bold"/>
    </style:style>
    <style:style style:name="T23" style:family="text">
      <style:text-properties officeooo:rsid="0017f3e8"/>
    </style:style>
    <style:style style:name="T24" style:family="text">
      <style:text-properties style:font-name="CMU Serif"/>
    </style:style>
    <style:style style:name="T25" style:family="text">
      <style:text-properties style:font-name="CMU Serif" fo:font-weight="bold" style:font-weight-asian="bold" style:font-weight-complex="bold"/>
    </style:style>
    <style:style style:name="T26" style:family="text">
      <style:text-properties officeooo:rsid="00435885"/>
    </style:style>
    <style:style style:name="T27" style:family="text">
      <style:text-properties officeooo:rsid="0043719c"/>
    </style:style>
    <style:style style:name="T28" style:family="text">
      <style:text-properties officeooo:rsid="004eea0e"/>
    </style:style>
    <style:style style:name="T29" style:family="text">
      <style:text-properties officeooo:rsid="004fd54b"/>
    </style:style>
    <style:style style:name="T30" style:family="text">
      <style:text-properties officeooo:rsid="0050ebac"/>
    </style:style>
    <style:style style:name="T31" style:family="text">
      <style:text-properties officeooo:rsid="0043e530"/>
    </style:style>
    <style:style style:name="T32" style:family="text">
      <style:text-properties officeooo:rsid="005384c4"/>
    </style:style>
    <style:style style:name="T33" style:family="text">
      <style:text-properties officeooo:rsid="0059d7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Project: </text:span><text:span text:style-name="T2">Walking Tour Creator</text:span><text:span text:style-name="T19"> – </text:span>Group Project 07 </text:p>
      <text:p text:style-name="P2"><text:span text:style-name="T18">Meeting: </text:span>Weekly Project Meeting </text:p>
      <text:p text:style-name="P2"><text:span text:style-name="T18">Persons present:</text:span> <text:span text:style-name="T23">Harry, Ryan, Dave, Jack, Zack, Mark P, Maceij and Martin.</text:span></text:p>
      <text:p text:style-name="P2"><text:span text:style-name="T18">Place and date of meeting: </text:span><text:span text:style-name="T7">Orchard</text:span><text:span text:style-name="T2"> 1</text:span><text:span text:style-name="T3">0</text:span>:00, <text:span text:style-name="T27">22nd</text:span> November 2013. </text:p>
      <text:p text:style-name="P2"><text:span text:style-name="T18">Circulation list:</text:span> All project members and Neil Taylor (nst@aber.ac.uk)</text:p>
      <text:p text:style-name="P2"><text:span text:style-name="T18">Author: </text:span>Ryan Gouldsmith (ryg1@aber.ac.uk) </text:p>
      <text:p text:style-name="P2"><text:span text:style-name="T18">Date of minutes: <text:s/></text:span><text:span text:style-name="T8">22nd</text:span><text:span text:style-name="T2"> </text:span>November</text:p>
      <text:p text:style-name="P2"><text:span text:style-name="T18">Version: </text:span><text:span text:style-name="T2">1.0 – original document</text:span></text:p>
      <text:p text:style-name="P2"/>
      <text:p text:style-name="P2"><text:span text:style-name="T18">Matters Arising:</text:span> </text:p>
      <text:list xml:id="list6894985058192043737" text:style-name="L1">
        <text:list-header>
          <text:p text:style-name="P5">1. <text:s/><text:span text:style-name="T26">Design specification, Website Design, Interaction between the server and Android. Progress on Android prototype.</text:span></text:p>
        </text:list-header>
      </text:list>
      <text:p text:style-name="P2"/>
      <text:p text:style-name="P3">New Business:</text:p>
      <text:list xml:id="list7163781360246179392" text:style-name="L2">
        <text:list-item>
          <text:p text:style-name="P8">Mark <text:span text:style-name="T28">P </text:span>and Jack will meet up and do HTML and CSS, <text:span text:style-name="T32">on Monday</text:span>. Agreed that to g<text:span text:style-name="T29">et the information </text:span>from the database for the website <text:span text:style-name="T30">should take</text:span> 1 hour long. Harry's prototype can get the walk, but not all the information about the walk – Dave and Harry agreed that it will be around 8 more hours. <text:span text:style-name="T31">If the Database isn't set up by Monday, Mark and Jack will use the CS25010 Web Assignment's database to get data from that table</text:span></text:p>
          <text:p text:style-name="P8"><text:span text:style-name="T22">ACTION:</text:span><text:span text:style-name="T33"> jar39, mrp2</text:span><text:line-break/></text:p>
        </text:list-item>
        <text:list-item>
          <text:p text:style-name="P6"><text:span text:style-name="T4">Maceij and Zack will start and continue the Wiki by Tuesday, this is over the weekend and should take around 10 hours. <text:line-break/></text:span><text:span text:style-name="T20">ACTION</text:span><text:span text:style-name="T13">: </text:span><text:span text:style-name="T15">mwd5, zal</text:span><text:span text:style-name="T4"><text:line-break/></text:span></text:p>
        </text:list-item>
        <text:list-item>
          <text:p text:style-name="P7"><text:span text:style-name="T5">For the design specification we need a diagram to show the link between the website components. Martin thinks GPX file is less of an overhead than the </text:span><text:span text:style-name="T9">SQL-Lite</text:span><text:span text:style-name="T5"> – Harry asked whether MIME types were </text:span><text:span text:style-name="T6">within a </text:span><text:span text:style-name="T5">standard or if we can make our own, no one really knew. </text:span><text:span text:style-name="T10">KML file is </text:span><text:span text:style-name="T16">going to be used</text:span><text:span text:style-name="T10"> for the file of walks. Harry thinks we can store everything in the database, and then convert the files – This will then be dealt with the PHP by cross referencing the KML file with the GPX file. The GPX will store the name of the photo. This will then be zipped up and sent to the server, where it will be unzipped, </text:span><text:span text:style-name="T11">the database will unzip the file and put it in the appropriate fields</text:span><text:span text:style-name="T10">. This requires more tests to be added to the test specification.<text:line-break/><text:line-break/></text:span><text:span text:style-name="T12">The PHP code will then reference the images with a sub directory and display the appropriate images. </text:span></text:p>
          <text:p text:style-name="P9"/>
        </text:list-item>
        <text:list-item>
          <text:p text:style-name="P7"><text:span text:style-name="T12">CSS </text:span><text:span text:style-name="T17">a</text:span><text:span text:style-name="T12">nd HTML need to be li</text:span><text:span text:style-name="T14">s</text:span><text:span text:style-name="T12">ted on the </text:span><text:span text:style-name="T14">loading up a page </text:span><text:span text:style-name="T17">by next week.<text:line-break/></text:span><text:span text:style-name="T12"><text:line-break/></text:span><text:soft-page-break/><text:span text:style-name="T14">Harry is working on storing local database </text:span><text:span text:style-name="T17">on the Android device</text:span><text:span text:style-name="T14">. Martin are working recording section </text:span><text:span text:style-name="T17">of the Android application:<text:line-break/></text:span><text:span text:style-name="T21">ACTION:</text:span><text:span text:style-name="T17"> hfb1, mvz, jar39, mrp2</text:span><text:span text:style-name="T2"><text:line-break/></text:span></text:p>
        </text:list-item>
      </text:list>
      <text:p text:style-name="P2"><text:span text:style-name="T18">Any Other Business:</text:span><text:line-break/> <text:s/></text:p>
      <text:p text:style-name="P1"><text:span text:style-name="T25">Authors Email Address:</text:span><text:span text:style-name="T24"> </text:span><text:a xlink:type="simple" xlink:href="mailto:ryg1@aber.ac.uk"><text:span text:style-name="T24">ryg1@aber.ac.uk</text:span></text:a></text:p>
      <text:p text:style-name="P4"/>
      <text:p text:style-name="P4"><text:span text:style-name="T18">Dates: </text:span>Version 1.0: <text:span text:style-name="T26">22nd</text:span>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1d3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text:span text:style-name="MT1">22</text:span>.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22T13:20:50.691686545</dc:date>
    <meta:editing-duration>PT12H11M15S</meta:editing-duration>
    <meta:editing-cycles>356</meta:editing-cycles>
    <meta:generator>LibreOffice/4.1.3.2$Linux_X86_64 LibreOffice_project/70feb7d99726f064edab4605a8ab840c50ec57a</meta:generator>
    <meta:document-statistic meta:table-count="0" meta:image-count="0" meta:object-count="0" meta:page-count="2" meta:paragraph-count="20" meta:word-count="399" meta:character-count="2314" meta:non-whitespace-character-count="1916"/>
  </office:meta>
</office:document-meta>
</file>